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line-height="150%" fo:padding="0cm" fo:border="non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loext:graphic-properties draw:fill-color="#ffffff"/>
      <style:paragraph-properties fo:line-height="150%" fo:padding="0cm" fo:border="none"/>
    </style:style>
    <style:style style:name="P3" style:family="paragraph" style:parent-style-name="Standard" style:master-page-name="Standard">
      <loext:graphic-properties draw:fill-color="#ffffff"/>
      <style:paragraph-properties fo:line-height="150%" style:page-number="1" fo:padding="0cm" fo:border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ee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nux</text:span></text:p>
      <text:p text:style-name="P1"/>
      <text:p text:style-name="P2"><text:span text:style-name="T2">1. Update app - sudo yum update software_we_want</text:span></text:p>
      <text:p text:style-name="P2"><text:span text:style-name="T2">2.  Linux provide command line interface to communicate with os</text:span></text:p>
      <text:p text:style-name="P2"><text:span text:style-name="T2">3. pwd - to display current directory</text:span></text:p>
      <text:p text:style-name="P2"><text:span text:style-name="T2">4. cd directory_name - move to another directory</text:span></text:p>
      <text:p text:style-name="P2"><text:span text:style-name="T2">5. ls - lists tha directory and files present</text:span></text:p>
      <text:p text:style-name="P2"><text:span text:style-name="T2">6. clear or (ctrl+l)-the previous command in the terminal will be cleared ( wont be deleted - by scrollIng down we can find)</text:span></text:p>
      <text:p text:style-name="P2"><text:span text:style-name="T2">7. cd / cd~ - change directory to home directory</text:span></text:p>
      <text:p text:style-name="P2"><text:span text:style-name="T2">8. cd / - take to root directory</text:span></text:p>
      <text:p text:style-name="P2"><text:span text:style-name="T2">9. cd ..  - used to exit the opened directory and go to parent directory</text:span></text:p>
      <text:p text:style-name="P2"><text:span text:style-name="T2">10. cd/ change to root directory</text:span></text:p>
      <text:p text:style-name="P2"><text:span text:style-name="T2">11. By typing Docu or desk and press tab to fill the word</text:span></text:p>
      <text:p text:style-name="P2"><text:span text:style-name="T2">12. cd 'xx yy' specify the folder name in inverted commas bcoz it has space in between</text:span></text:p>
      <text:p text:style-name="P2"><text:span text:style-name="T2">13. cd 'folder_name' - go to the directory</text:span></text:p>
      <text:p text:style-name="P2"><text:span text:style-name="T2">15. ls path - specify the path</text:span></text:p>
      <text:p text:style-name="P2"><text:span text:style-name="T2">16. ls -l -(long format)lists all the contents along with owner settings, permissions and time stamp</text:span></text:p>
      <text:p text:style-name="P2"><text:span text:style-name="T2">17. ls -a - lists all hidden content in specified directory</text:span></text:p>
      <text:p text:style-name="P2"><text:span text:style-name="T2">18. ls -author - lists the content and owner of specified directory</text:span></text:p>
      <text:p text:style-name="P2"><text:span text:style-name="T2">19. ls -S - sorts and lists all the contents in directory by size</text:span></text:p>
      <text:p text:style-name="P2"><text:span text:style-name="T2">20. ls *.html (*)- lists only the contents in the directory of particular format</text:span></text:p>
      <text:p text:style-name="P2"><text:span text:style-name="T2">21. ls -lS &gt; file.txt (&gt;) - copies the result of ls command to a text file</text:span></text:p>
      <text:p text:style-name="P2"><text:span text:style-name="T2">22. echo - that writes its arguments to standard output.</text:span></text:p>
      <text:p text:style-name="P2"><text:span text:style-name="T2">23. echo Hi - Hi will be printed. x=100 echo $x,  100 will be printed if simply echo x, x will be printed</text:span></text:p>
      <text:p text:style-name="P2"><text:span text:style-name="T2">24. echo -e "hello\n" to get new line 'e' should be given</text:span></text:p>
      <text:p text:style-name="P2"><text:span text:style-name="T2">25. su - used to switch root user</text:span></text:p>
      <text:p text:style-name="P2"><text:span text:style-name="T2">26. By typing exit we can exit from the root user.</text:span></text:p>
      <text:p text:style-name="P2"><text:span text:style-name="T2">27. su username - switch to different user</text:span></text:p>
      <text:p text:style-name="P2"><text:soft-page-break/><text:span text:style-name="T2">28. gvim </text:span><text:a xlink:type="simple" xlink:href="http://filename.sh" text:style-name="ListLabel_20_1" text:visited-style-name="ListLabel_20_1"><text:span text:style-name="T3">filename.sh</text:span></text:a><text:span text:style-name="T2"> - to create</text:span></text:p>
      <text:p text:style-name="P2"><text:span text:style-name="T2">29. bash </text:span><text:a xlink:type="simple" xlink:href="http://filename.sh" text:style-name="ListLabel_20_1" text:visited-style-name="ListLabel_20_1"><text:span text:style-name="T3">filename.sh</text:span></text:a><text:span text:style-name="T2"> - to run script</text:span></text:p>
      <text:p text:style-name="P2"><text:span text:style-name="T2">30. # - to comment single line</text:span></text:p>
      <text:p text:style-name="P2"><text:span text:style-name="T2">31. echo "abc $variable_name xyz"</text:span></text:p>
      <text:p text:style-name="P2"><text:span text:style-name="T2">32. sudo - example; sudo ls - lists the directories as a root user, the particular command will alone return as root user and the following commands will not, as in su following command also executed as root user.</text:span></text:p>
      <text:p text:style-name="P2"><text:span text:style-name="T2">33. ls -laS - long format + hidden file + sorting</text:span></text:p>
      <text:p text:style-name="P2"><text:span text:style-name="T2">34. cat - this is used to display the content of the text file and concatenate several files into one</text:span></text:p>
      <text:p text:style-name="P2"><text:span text:style-name="T2">35. cat -b - this is used to add line no. To the non blank lines</text:span></text:p>
      <text:p text:style-name="P2"><text:span text:style-name="T2">36. cat -n - this is used to add </text:span><text:a xlink:type="simple" xlink:href="http://line.no" text:style-name="ListLabel_20_1" text:visited-style-name="ListLabel_20_1"><text:span text:style-name="T3">line.no</text:span></text:a><text:span text:style-name="T2">. to all lines</text:span></text:p>
      <text:p text:style-name="P2"><text:span text:style-name="T2">37. cat -s - used to squeeze blank lines into one line - if 4 blank lines will reduce to one line.</text:span></text:p>
      <text:p text:style-name="P2"><text:span text:style-name="T2">38. cat -E - show $ at the end of each line</text:span></text:p>
      <text:p text:style-name="P2"><text:span text:style-name="T2">39. Multiple file content will be displayed using cat command - cat file1 file2</text:span></text:p>
      <text:p text:style-name="P2"><text:span text:style-name="T2">40. cat &gt; file3.txt - to create file</text:span></text:p>
      <text:p text:style-name="P2"><text:span text:style-name="T2">41. cat file1.txt &gt;&gt; file2.txt the content present in the file1 will be appended or concatenated to the file2</text:span></text:p>
      <text:p text:style-name="P2"><text:span text:style-name="T2">42. cat &gt;&gt; file1.txt  - used to add some text into the existing file or by opening in (gvim file.txt) we can edit it.</text:span></text:p>
      <text:p text:style-name="P2"><text:span text:style-name="T2">43. grep command is to search a particular string/word in a text file.</text:span></text:p>
      <text:p text:style-name="P2"><text:span text:style-name="T2">44. grep options file1.txt - return results for matching string "options"</text:span></text:p>
      <text:p text:style-name="P2"><text:span text:style-name="T2">45. grep -i options file1.txt - returns the result for case insensitive strings.</text:span></text:p>
      <text:p text:style-name="P2"><text:span text:style-name="T2">46. grep -n options file1.txt - returns the matching string along with their line number</text:span></text:p>
      <text:p text:style-name="P2"><text:span text:style-name="T2">47. grep -v options file1.txt - returns the result of lines not matching the search string</text:span></text:p>
      <text:p text:style-name="P2"><text:span text:style-name="T2">48. grep -c options file1.txt - returns the number of lines in which the results matched search string (options is the string used here)</text:span></text:p>
      <text:p text:style-name="P2"><text:span text:style-name="T2">49. vi can be used instead of cat  in vi only one file can be displayed at a time</text:span></text:p>
      <text:p text:style-name="P2"><text:span text:style-name="T2">50. Ctlr + d is used to save the text in the filE</text:span></text:p>
      <text:p text:style-name="P2"><text:span text:style-name="T2">51. :' type here ' will be a comment.</text:span></text:p>
      <text:p text:style-name="P2"><text:soft-page-break/><text:span text:style-name="T2">52. &lt;&lt; any name....  Type here any name - it will be a comment.</text:span></text:p>
      <text:p text:style-name="P2"><text:span text:style-name="T2">53.  sort file.txt - sorts the content of file.txt and returns them in alphabetical order</text:span></text:p>
      <text:p text:style-name="P2"><text:span text:style-name="T2">54. sort file1.txt file2.txt - sorts the contents of both files</text:span></text:p>
      <text:p text:style-name="P2"><text:span text:style-name="T2">55. sort -r file.txt - r flag returns the results in reverse order</text:span></text:p>
      <text:p text:style-name="P2"><text:span text:style-name="T2">56. sort -f file.txt - does case insensitive sorting</text:span></text:p>
      <text:p text:style-name="P2"><text:span text:style-name="T2">57. sort -n file.txt - returns the result as per numeric order</text:span></text:p>
      <text:p text:style-name="P2"><text:span text:style-name="T2">58. It can sort the files, file content or even directory</text:span></text:p>
      <text:p text:style-name="P2"><text:span text:style-name="T2">59. ' | ' command - used to perform two operations in the same command</text:span></text:p>
      <text:p text:style-name="P2"><text:span text:style-name="T2">60. grep dh file1.txt file2.txt | sort - searches for string 'dh' from both the files and sorts the results</text:span></text:p>
      <text:p text:style-name="P2"><text:span text:style-name="T2">61. grep dh file1.txt file2.txt - sorts the results in reverse order</text:span></text:p>
      <text:p text:style-name="P2"><text:span text:style-name="T2">62. cp - this command is used to copy files and directories. (cp file.txt /home/Jayavarshne/Desktop/)</text:span></text:p>
      <text:p text:style-name="P2"><text:span text:style-name="T2">63. cp -i - enters interactive mode : CLI asks before overwriting files. - can choose y for overwriting or n for not overwriting. (cp -i file.txt /home/Jayavarshne/Desktop/)</text:span></text:p>
      <text:p text:style-name="P2"><text:span text:style-name="T2">64. cp -n - does not overwrite the file.</text:span></text:p>
      <text:p text:style-name="P2"><text:span text:style-name="T2">65. cp -u - updates the destination file only when source file is different from destination file</text:span></text:p>
      <text:p text:style-name="P2"><text:span text:style-name="T2">66. cp -R - recursive copy : copies even hidden files for copying directory.</text:span></text:p>
      <text:p text:style-name="P2"><text:span text:style-name="T2">67. cp -v - verbose : prints informative messages.</text:span></text:p>
      <text:p text:style-name="P2"><text:span text:style-name="T2">68.  If we are in a document directory and want to copy a file from the desktop directory - cp /home/jayavarshne/desktop/filename.txt . (pull stop is important)-- now the filename.txt will be copied into the document directory.</text:span></text:p>
      <text:p text:style-name="P2"><text:span text:style-name="T2">69. cp *.txt /destination/ (copies all the txt files from the source directory to the destination)</text:span></text:p>
      <text:p text:style-name="P2"><text:span text:style-name="T2">70. mv - this command is used to move files and directories. ( mv file.txt destination/) (mv file.txt readme /destination/) - multiple files.</text:span></text:p>
      <text:p text:style-name="P2"><text:span text:style-name="T2">71. mv -i  - enters interactive mode; CLI asks before overwriting files.</text:span></text:p>
      <text:p text:style-name="P2"><text:span text:style-name="T2">72. mv -u - updates the destination file only when the source file is different from destination file.</text:span></text:p>
      <text:p text:style-name="P2"><text:span text:style-name="T2">73. mv -v - verbose : prints source and destination files</text:span></text:p>
      <text:p text:style-name="P2"><text:soft-page-break/><text:span text:style-name="T2">74. mv *.txt /destination/ (move all the txt files from the source directory to the destination)</text:span></text:p>
      <text:p text:style-name="P2"><text:span text:style-name="T2">75. If we are in some directory to say Document directory - mv /destination/ *.txt - it will move all the txt files in the destination to the current directory.</text:span></text:p>
      <text:p text:style-name="P2"><text:span text:style-name="T2">76. mkdir -make directory commands - to create a new directory ( mkdir folder1)</text:span></text:p>
      <text:p text:style-name="P2"><text:span text:style-name="T2">77. mkdir -p - creates both a new parent directory and a sub-directory. (mkdir -p folder1/folder2/folder3) if we execute it the folder folder1 will be created and folder2 will be inside folder2 and the folder 3 will be inside the folder2.</text:span></text:p>
      <text:p text:style-name="P2"><text:span text:style-name="T2">78. mkdir --parents - this is also used for the same process</text:span></text:p>
      <text:p text:style-name="P2"><text:span text:style-name="T2">79. mkdir -p file1/{f2,f3,f4} - this is used to create multiple subdirectories inside the new parent directory. mkdir -p f2/{folder2,folder3} - in this the parent directory called f2 will be created in the destination path and the folder2 and 3 will be created inside the f2.</text:span></text:p>
      <text:p text:style-name="P2"><text:span text:style-name="T2">80.  mkdir {folder4,folder5,folder6} - these folders will be created inside the destination folder.</text:span></text:p>
      <text:p text:style-name="P2"><text:span text:style-name="T2">81. rmdir - this command is used to remove the specified directory (empty)</text:span></text:p>
      <text:p text:style-name="P2"><text:span text:style-name="T2">82. rmdir -p - removes both the parent and child directory</text:span></text:p>
      <text:p text:style-name="P2"><text:span text:style-name="T2">83. rmdir -pv - removes all the parent and sub directories along with the verbose</text:span></text:p>
      <text:p text:style-name="P2"><text:span text:style-name="T2">84. rm -r - remove even non empty directories</text:span></text:p>
      <text:p text:style-name="P2"><text:span text:style-name="T2">85. rm -rp - removes non-empty directories including parent and subdirectories.</text:span></text:p>
      <text:p text:style-name="P2"><text:span text:style-name="T2">86. rmdir - folder3 ( after going to the folder folder2) - if the folder3 is not empty then it will fail to remove, if so rmdir - folder2/folder3 will remove folder3</text:span></text:p>
      <text:p text:style-name="P2"><text:span text:style-name="T2">87. If we want to remove both the parent and child folder, (mkdir -p folder2/folder3 )</text:span></text:p>
      <text:p text:style-name="P2"><text:span text:style-name="T2">88. mkdir -pv folder2/folder3 - remove folders along with verbose.</text:span></text:p>
      <text:p text:style-name="P2"><text:span text:style-name="T2">89. rm -r foldername - remove all the subdirectories will be removed.</text:span></text:p>
      <text:p text:style-name="P2"><text:span text:style-name="T2">90.  User permissions</text:span></text:p>
      <text:p text:style-name="P2"><text:span text:style-name="T2">91. File permission</text:span></text:p>
      <text:p text:style-name="P2"><text:span text:style-name="T2">• Read - 'r'</text:span></text:p>
      <text:p text:style-name="P2"><text:span text:style-name="T2">• Write -'w'</text:span></text:p>
      <text:p text:style-name="P2"><text:span text:style-name="T2">• execute -'x'</text:span></text:p>
      <text:p text:style-name="P2"><text:span text:style-name="T2">92. File type</text:span></text:p>
      <text:p text:style-name="P2"><text:span text:style-name="T2">• Normal file - '-'</text:span></text:p>
      <text:p text:style-name="P2"><text:soft-page-break/><text:span text:style-name="T2">• directory - 'd'</text:span></text:p>
      <text:p text:style-name="P2"><text:span text:style-name="T2">• character special file -'c'</text:span></text:p>
      <text:p text:style-name="P2"><text:span text:style-name="T2">• binary special file - 'b'</text:span></text:p>
      <text:p text:style-name="P2"><text:span text:style-name="T2">93. d (file or directory)| rwx(user permission) | rwx(group permission) | r -x (other's permission)</text:span></text:p>
      <text:p text:style-name="P2"><text:span text:style-name="T2">94. ls -l will show the permission informations</text:span></text:p>
      <text:p text:style-name="P2"><text:span text:style-name="T2">95. 1(symbolic link) | user name | group name | 55455957( file size- in kilobyte) | Mar 1 2025(time stamp)</text:span></text:p>
      <text:p text:style-name="P2"><text:span text:style-name="T2">96. chmod - to change the access permissions of files and directories</text:span></text:p>
      <text:p text:style-name="P2"><text:span text:style-name="T2">97. chown - to change the owner of files and directories</text:span></text:p>
      <text:p text:style-name="P2"><text:span text:style-name="T2">98. chgrp - to change the group ownership of file and directories</text:span></text:p>
      <text:p text:style-name="P2"><text:span text:style-name="T2">99. chmod g+wx file_name - this gives the write and execute permission to group members</text:span></text:p>
      <text:p text:style-name="P2"><text:span text:style-name="T2">100. chmod u=rwx, o-wx file_name - gives the read, write and execute permission to owners, and removes the write and execute ownership from other members.</text:span></text:p>
      <text:p text:style-name="P2"><text:span text:style-name="T2">101. chown username filename - change the owner of the specified file</text:span></text:p>
      <text:p text:style-name="P2"><text:span text:style-name="T2">102. chown username:groupname filename - changes both the owner and group ownership of the specified file.</text:span></text:p>
      <text:p text:style-name="P2"><text:span text:style-name="T2">103. chgrp groupname filename - changes the group ownership of the specified file.</text:span></text:p>
      <text:p text:style-name="P2"><text:span text:style-name="T2">104. u - users / g - groups / o - others / all - a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IN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-color="#ffffff"/>
      <style:paragraph-properties fo:margin-top="0.423cm" fo:margin-bottom="0.423cm" loext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-color="#ffffff"/>
      <style:paragraph-properties fo:margin-top="0.397cm" fo:margin-bottom="0.397cm" loext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-color="#ffffff"/>
      <style:paragraph-properties fo:margin-top="0.423cm" fo:margin-bottom="0.423cm" loext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loext:graphic-properties draw:fill-color="#ffffff"/>
      <style:paragraph-properties fo:margin-top="0.45cm" fo:margin-bottom="0.45cm" loext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loext:graphic-properties draw:fill-color="#ffffff"/>
      <style:paragraph-properties fo:margin-top="0.45cm" fo:margin-bottom="0.45cm" loext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loext:graphic-properties draw:fill-color="#ffffff"/>
      <style:paragraph-properties fo:margin-top="0.635cm" fo:margin-bottom="0.635cm" loext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ee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3T17:59:50.983722193</dc:date>
    <meta:editing-duration>PT41S</meta:editing-duration>
    <meta:editing-cycles>1</meta:editing-cycles>
    <meta:document-statistic meta:table-count="0" meta:image-count="0" meta:object-count="0" meta:page-count="5" meta:paragraph-count="111" meta:word-count="1518" meta:character-count="8189" meta:non-whitespace-character-count="6772"/>
    <meta:generator>LibreOffice/6.0.7.3$Linux_X86_64 LibreOffice_project/00m0$Build-3</meta:generator>
  </office:meta>
</office:document-meta>
</file>